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729fcf" draw:marker-start="Arrow" draw:marker-start-width="0.357cm" draw:marker-end="Arrow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1.66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476cm" fo:min-width="12.708cm" draw:shadow="hidden"/>
    </style:style>
    <style:style style:name="gr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width="0.035cm" svg:stroke-color="#000000" draw:marker-start="Arrow" draw:marker-start-width="0.357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729fcf" style:font-name="Liberation Sans" fo:font-size="14pt" style:font-size-asian="14pt" style:font-size-complex="14pt"/>
    </style:style>
    <style:style style:name="P4" style:family="paragraph">
      <style:paragraph-properties fo:text-align="center"/>
      <style:text-properties fo:color="#000000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style:font-name="Liberation Sans"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ffffff"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start" style:writing-mode="lr-tb"/>
      <style:text-properties fo:color="#3465a4" style:font-name="Liberation Sans" fo:font-size="14pt" style:font-size-asian="14pt" style:font-size-complex="14pt"/>
    </style:style>
    <style:style style:name="T1" style:family="text">
      <style:text-properties fo:color="#0084d1" style:font-name="Liberation Sans" fo:font-size="14pt" fo:font-style="italic" style:font-size-asian="14pt" style:font-style-asian="italic" style:font-size-complex="14pt" style:font-style-complex="italic"/>
    </style:style>
    <style:style style:name="T2" style:family="text">
      <style:text-properties fo:color="#0084d1" style:font-name="Liberation Sans" fo:font-size="14pt" style:font-size-asian="14pt" style:font-size-complex="14pt"/>
    </style:style>
    <style:style style:name="T3" style:family="text">
      <style:text-properties fo:color="#000000" style:font-name="Liberation Sans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 style:font-name="Courier New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18pt" style:font-size-asian="18pt" style:font-size-complex="18pt"/>
    </style:style>
    <style:style style:name="T6" style:family="text">
      <style:text-properties fo:color="#ffffff" style:font-name="Liberation Sans" fo:font-size="14pt" fo:font-style="italic" style:font-size-asian="14pt" style:font-style-asian="italic" style:font-size-complex="14pt" style:font-style-complex="italic"/>
    </style:style>
    <style:style style:name="T7" style:family="text">
      <style:text-properties fo:color="#ffffff" style:font-name="Liberation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945cm" svg:y1="5.563cm" svg:x2="13.945cm" svg:y2="3.25cm">
          <text:p/>
        </draw:line>
        <draw:frame draw:style-name="gr2" draw:text-style-name="P3" draw:layer="layout" svg:width="9.652cm" svg:height="1.916cm" svg:x="9.119cm" svg:y="1.461cm">
          <draw:text-box>
            <text:p text:style-name="P2"><text:span text:style-name="T1">Non-parameter Properties</text:span><text:span text:style-name="T2">: see the descriptions in “Properties” with Parameter: False</text:span></text:p>
          </draw:text-box>
        </draw:frame>
        <draw:frame draw:style-name="gr3" draw:text-style-name="P5" draw:layer="layout" svg:width="10.414cm" svg:height="1.651cm" svg:x="8.738cm" svg:y="12.802cm">
          <draw:text-box>
            <text:p text:style-name="P4"><text:span text:style-name="T3">Slave: </text:span></text:p>
            <text:p text:style-name="P4"><text:span text:style-name="T4">platform_ad9361_config_csts.hdl</text:span></text:p>
          </draw:text-box>
        </draw:frame>
        <draw:custom-shape draw:style-name="gr4" draw:text-style-name="P2" draw:layer="layout" svg:width="13.208cm" svg:height="4.726cm" svg:x="7.341cm" svg:y="5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8.699cm" svg:height="1.143cm" svg:x="9.596cm" svg:y="8.003cm">
          <draw:text-box>
            <text:p text:style-name="P6"><text:span text:style-name="T5">AD9361 Config Proxy CSTS</text:span></text:p>
          </draw:text-box>
        </draw:frame>
        <draw:frame draw:style-name="gr2" draw:text-style-name="P8" draw:layer="layout" svg:width="10.033cm" svg:height="1.916cm" svg:x="8.929cm" svg:y="5.971cm">
          <draw:text-box>
            <text:p text:style-name="P6"><text:span text:style-name="T6">Parameter Properties</text:span><text:span text:style-name="T7">: see the descriptions in “Properties” with Parameter: True</text:span></text:p>
          </draw:text-box>
        </draw:frame>
        <draw:line draw:style-name="gr6" draw:text-style-name="P1" draw:layer="layout" svg:x1="13.945cm" svg:y1="12.802cm" svg:x2="13.945cm" svg:y2="10.48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8-11T10:49:34.268398460</meta:creation-date>
    <dc:date>2021-09-26T12:20:22.762182665</dc:date>
    <meta:editing-duration>PT13H34M44S</meta:editing-duration>
    <meta:editing-cycles>46</meta:editing-cycles>
    <meta:generator>LibreOffice/6.4.7.2$MacOSX_X86_64 LibreOffice_project/639b8ac485750d5696d7590a72ef1b496725cfb5</meta:generator>
    <dc:creator>Lisa Zahn</dc:creator>
    <meta:document-statistic meta:object-count="7"/>
  </office:meta>
</office:document-meta>
</file>